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4">
      <style:paragraph-properties fo:text-align="justify" style:justify-single-word="false"/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800000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0000" fo:font-size="10pt" style:font-size-asian="10pt" style:font-size-complex="1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ICHE SYNOPTIQUE – 2013</text:p>
      <text:p text:style-name="P2"/>
      <text:p text:style-name="P4">AUGMENTATION DU RENDEMENT D'UNE CELLULE SOLAIRE</text:p>
      <text:p text:style-name="P11"/>
      <text:p text:style-name="P10"><text:span text:style-name="T2">Selon l'</text:span>Agence de l'Environnement et de la Maîtrise de l’Énergie, (ADEME), la puissance solaire surfacique moyenne reçue en France métropolitaine est comprise entre moins de 1220 et <text:span text:style-name="T2">plus de 1760 kW.h/m²/an. Cependant, selon le bilan électrique publiée par RTE, une filiale du groupe EDF, l'énergie photovoltaïque représente pour l'année 2012, seulement 0.7 % de l'énergie électrique totale produite en France, alors que les énergies hydrauliques et éoliennes représentent respectivement</text:span><text:span text:style-name="T2"><office:annotation><dc:creator>Ophir LOJKINE</dc:creator><dc:date>2013-05-28T21:49:31</dc:date><text:p text:style-name="P15"><text:span text:style-name="T4">Pas de virgule</text:span></text:p></office:annotation></text:span><text:span text:style-name="T2">, 11,8 et 2,8 %. Même si l'énergie photovoltaïque, ne peut pas actuellement subvenir aux besoins des industries, elle convient assez bien pour les foyers. C'est pourquoi</text:span><text:span text:style-name="T2"><office:annotation><dc:creator>Ophir LOJKINE</dc:creator><dc:date>2013-05-28T21:50:00</dc:date><text:p text:style-name="P15"><text:span text:style-name="T4">Ici non plus</text:span></text:p></office:annotation></text:span><text:span text:style-name="T2">, notre étude porte sur l'optimisation du rendement solaire pour de petites et moyennes installations photovoltaïques.</text:span></text:p>
      <text:p text:style-name="P12"/>
      <text:p text:style-name="P5">Le rendement <office:annotation><dc:creator>Ophir LOJKINE</dc:creator><dc:date>2013-05-28T21:51:03</dc:date><text:p text:style-name="P15"><text:span text:style-name="T4">Est. Sinon, ta phrase ne contient pas de verbe</text:span></text:p></office:annotation>étant défini<office:annotation><dc:creator>Ophir LOJKINE</dc:creator><dc:date>2013-05-28T21:50:25</dc:date><text:p text:style-name="P15"><text:span text:style-name="T4">Pas de t. Il définit, il est défini.</text:span></text:p></office:annotation>t comme le rapport entre la puissance électrique produite et la puissance solaire disponible. Nous allons dans notre étude tenter de savoir dans <office:annotation><dc:creator>Ophir LOJKINE</dc:creator><dc:date>2013-05-28T21:51:36</dc:date><text:p text:style-name="P15"><text:span text:style-name="T4">Au singulier</text:span></text:p></office:annotation>quelles mesures <office:annotation><dc:creator>Ophir LOJKINE</dc:creator><dc:date>2013-05-28T21:52:02</dc:date><text:p text:style-name="P15"><text:span text:style-name="T4">Nous allons donc tenter de savoir si l’on peur</text:span></text:p></office:annotation>peut on augmenter le rendement d'une installation photovoltaïque <office:annotation><dc:creator>Ophir LOJKINE</dc:creator><dc:date>2013-05-28T21:52:34</dc:date><text:p text:style-name="P15"><text:span text:style-name="T4">Du coup, pas de point d’interrogation</text:span></text:p></office:annotation>?</text:p>
      <text:p text:style-name="P13"/>
      <text:p text:style-name="P5">Notre étude porte sur 3 méthodes d’augmentation du rendement d'une cellule photovoltaïque :</text:p>
      <text:p text:style-name="P13"/>
      <text:list xml:id="list2088866617" text:style-name="L1">
        <text:list-item>
          <text:p text:style-name="P6">Orientation optimale fixe de la cellule</text:p>
        </text:list-item>
        <text:list-item>
          <text:p text:style-name="P6">Orientation à l'aide de 2 capteurs à base de photorésistances</text:p>
        </text:list-item>
        <text:list-item>
          <text:p text:style-name="P6">Orientation à l'aide de la connaissance en temps réel de la position du soleil</text:p>
        </text:list-item>
      </text:list>
      <text:p text:style-name="P12"/>
      <text:p text:style-name="P5">L'objectif de cette étude est de comparer ces 3 méthodes afin de mettre en évidence leurs différences et leurs similitudes et de sélectionner celle dont le rendement est le plus grand.</text:p>
      <text:p text:style-name="P13"/>
      <text:p text:style-name="P13"/>
      <text:p text:style-name="P5">Notre démarche de mise en place de ces 3 méthodes s'est construite autour de différentes étapes :</text:p>
      <text:p text:style-name="P10"/>
      <text:p text:style-name="P3"/>
      <text:list xml:id="list79869612" text:style-name="L2">
        <text:list-item>
          <text:p text:style-name="P7">Conception <office:annotation><dc:creator>Ophir LOJKINE</dc:creator><dc:date>2013-05-28T21:53:52</dc:date><text:p text:style-name="P15"><text:span text:style-name="T4">une</text:span></text:p></office:annotation>d'un structure mécanique capable d'orienter la cellule solaire grâce à deux servomoteurs commandés par une carte programmable (<text:span text:style-name="T3">Arduino</text:span>).</text:p>
        </text:list-item>
        <text:list-item>
          <text:p text:style-name="P7">Apprentissage du langage de programmation<office:annotation><dc:creator>Ophir LOJKINE</dc:creator><dc:date>2013-05-28T21:54:09</dc:date><text:p text:style-name="P15"><text:span text:style-name="T4">En fait, c’est codé en C</text:span></text:p></office:annotation> C++ afin d'utiliser la carte <text:span text:style-name="T3">Arduino</text:span> pour commander les servomoteurs.</text:p>
        </text:list-item>
        <text:list-item>
          <text:p text:style-name="P7">Conception d'un modèle de capteur basé sur 2 photorésistances séparées par une plaque opaque.</text:p>
        </text:list-item>
        <text:list-item>
          <text:p text:style-name="P7">Conception d'un programme qui commande les servomoteurs à partir des informations <office:annotation><dc:creator>Ophir LOJKINE</dc:creator><dc:date>2013-05-28T21:55:28</dc:date><text:p text:style-name="P15"><text:span text:style-name="T4">délivrées</text:span></text:p></office:annotation>délivrés par les capteurs.</text:p>
        </text:list-item>
        <text:list-item>
          <text:p text:style-name="P7">Conception d'un programme qui commande les servomoteurs à partir de la connaissance en temps réel de la position du soleil.</text:p>
        </text:list-item>
      </text:list>
      <text:p text:style-name="P12"/>
      <text:p text:style-name="P5">Notre travail théorique repose sur :</text:p>
      <text:p text:style-name="P1"/>
      <text:list xml:id="list1977312092" text:style-name="L3">
        <text:list-item>
          <text:p text:style-name="P8">Approche du sujet à travers divers documents</text:p>
        </text:list-item>
        <text:list-item>
          <text:p text:style-name="P8">Intérêt à maintenir orienté une cellule photovoltaïque perpendiculairement au rayonnement solaire.</text:p>
        </text:list-item>
        <text:list-item>
          <text:p text:style-name="P8">Détermination de l'orientation fixe optimale de la cellule.</text:p>
        </text:list-item>
        <text:list-item>
          <text:p text:style-name="P8">Définition du rendement.</text:p>
        </text:list-item>
      </text:list>
      <text:p text:style-name="P12"/>
      <text:p text:style-name="P5">Notre travail expérimental repose sur :</text:p>
      <text:p text:style-name="P1"/>
      <text:list xml:id="list914404355" text:style-name="L4">
        <text:list-item>
          <text:p text:style-name="P9">Choix d'un laboratoire extérieur : Ici les Hauts-de-seine.</text:p>
        </text:list-item>
        <text:list-item>
          <text:p text:style-name="P9">Récupération des résultats de l’expérience.</text:p>
        </text:list-item>
        <text:list-item>
          <text:p text:style-name="P9">Comparaison des rendements.</text:p>
        </text:list-item>
      </text:list>
      <text:p text:style-name="P12"><text:soft-page-break/></text:p>
      <text:p text:style-name="P10"/>
      <text:p text:style-name="P5">En conclusion, notre étude montre que les méthodes qui consiste à maintenir orienté la cellule photovoltaïque perpendiculairement au rayonnement solaire ont un rendement similaire et supérieur à la méthode qui consiste à fixer l'orientation de la cellule de façon optimale. Cependant, la méthode utilisant les capteurs est moins précise par faible ensoleillement, à cause du modèle de capteur utilisé, c'est donc la méthode prenant en compte la position du soleil en temps réel qui est la plus intéress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Times New Roman" style:font-size-asian="12pt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1:55:10</meta:creation-date>
    <meta:editing-duration>P2171DT9H31M44S</meta:editing-duration>
    <meta:generator>LibreOffice/3.5$Linux_X86_64 LibreOffice_project/350m1$Build-2</meta:generator>
    <dc:date>2013-05-28T21:56:14</dc:date>
    <dc:creator>Ophir LOJKINE</dc:creator>
    <meta:editing-cycles>1</meta:editing-cycles>
    <meta:document-statistic meta:table-count="0" meta:image-count="0" meta:object-count="0" meta:page-count="2" meta:paragraph-count="25" meta:word-count="496" meta:character-count="3187" meta:non-whitespace-character-count="2746"/>
    <meta:user-defined meta:name="Info 1"/>
    <meta:user-defined meta:name="Info 2"/>
    <meta:user-defined meta:name="Info 3"/>
    <meta:user-defined meta:name="Info 4"/>
  </office:meta>
</office:document-meta>
</file>